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_OK</text:span></text:p>
      <text:p text:style-name="P39">3B_Pin_Change_Interrupt<text:tab/><text:span text:style-name="T43">OK<text:tab/>CC_OK</text:span></text:p>
      <text:p text:style-name="P39">3C_reaction_time_tester<text:tab/><text:span text:style-name="T43">OK<text:tab/>CC_OK</text:span></text:p>
      <text:p text:style-name="P39">3D_timer_PCI_interrupts<text:tab/><text:span text:style-name="T44">OK<text:tab/>CC_OK</text:span></text:p>
      <text:p text:style-name="P39">3E_Keypress_logger<text:tab/><text:tab/><text:span text:style-name="T45">OK<text:tab/>CC</text:span></text:p>
      <text:p text:style-name="P39">3F_Prime_numbers<text:tab/><text:tab/><text:span text:style-name="T45">OK<text:tab/>CC</text:span></text:p>
      <text:p text:style-name="P39">3G_Prime_numbers_plus<text:tab/><text:span text:style-name="T46">OK<text:tab/>CC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17:21:28.175000000</dc:date>
    <meta:editing-duration>P1DT12H4M</meta:editing-duration>
    <meta:editing-cycles>141</meta:editing-cycles>
    <meta:document-statistic meta:table-count="0" meta:image-count="0" meta:object-count="0" meta:page-count="5" meta:paragraph-count="193" meta:word-count="892" meta:character-count="7163" meta:non-whitespace-character-count="6143"/>
  </office:meta>
</office:document-meta>
</file>